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Tahoma" svg:font-family="Tahoma" style:font-family-generic="system" style:font-pitch="variable"/>
    <style:font-face style:name="华文黑体 - Kelvin" svg:font-family="'华文黑体 - Kelvin'" style:font-adornments="常规体" style:font-pitch="variable"/>
    <style:font-face style:name="宋体" svg:font-family="宋体"/>
    <style:font-face style:name="方正仿宋_GBK" svg:font-family="方正仿宋_GBK" style:font-pitch="variable"/>
  </office:font-face-decls>
  <office:automatic-styles>
    <style:style style:name="P1" style:family="paragraph" style:parent-style-name="Heading_20_4" style:list-style-name="">
      <style:text-properties officeooo:rsid="00058265" officeooo:paragraph-rsid="00058265"/>
    </style:style>
    <style:style style:name="P2" style:family="paragraph" style:parent-style-name="Heading_20_4">
      <style:text-properties officeooo:paragraph-rsid="00058265"/>
    </style:style>
    <style:style style:name="P3" style:family="paragraph" style:parent-style-name="Text_20_body">
      <style:text-properties officeooo:paragraph-rsid="00058265"/>
    </style:style>
    <style:style style:name="P4" style:family="paragraph" style:parent-style-name="Text_20_body">
      <style:text-properties style:use-window-font-color="true" loext:opacity="0%" style:font-name="宋体" fo:font-size="12pt" fo:font-weight="normal" officeooo:rsid="0128cd37" officeooo:paragraph-rsid="00058265" fo:background-color="transparent" style:font-name-asian="方正仿宋_GBK" style:font-weight-asian="normal" style:font-name-complex="宋体" style:font-size-complex="10.5pt" style:font-weight-complex="normal"/>
    </style:style>
    <style:style style:name="P5" style:family="paragraph" style:parent-style-name="Text_20_body">
      <style:text-properties style:use-window-font-color="true" loext:opacity="0%" style:font-name="宋体" fo:font-size="12pt" fo:font-weight="normal" officeooo:rsid="0006b079" officeooo:paragraph-rsid="0006b079" fo:background-color="transparent" style:font-name-asian="方正仿宋_GBK" style:font-weight-asian="normal" style:font-name-complex="宋体" style:font-size-complex="10.5pt" style:font-weight-complex="normal"/>
    </style:style>
    <style:style style:name="P6" style:family="paragraph" style:parent-style-name="Heading_20_4">
      <style:text-properties officeooo:paragraph-rsid="0006b079"/>
    </style:style>
    <style:style style:name="P7" style:family="paragraph" style:parent-style-name="Text_20_body" style:master-page-name="">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font-weight="bold" officeooo:paragraph-rsid="0006b079"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text-properties officeooo:paragraph-rsid="0006b079"/>
    </style:style>
    <style:style style:name="P9" style:family="paragraph" style:parent-style-name="Table_20_Contents">
      <style:text-properties officeooo:paragraph-rsid="0006b079"/>
    </style:style>
    <style:style style:name="P10" style:family="paragraph" style:parent-style-name="Text_20_body">
      <style:text-properties fo:font-weight="bold" officeooo:paragraph-rsid="0006b079" style:font-weight-asian="bold" style:font-weight-complex="bold"/>
    </style:style>
    <style:style style:name="P11" style:family="paragraph" style:parent-style-name="Text_20_body" style:list-style-name="L1">
      <style:text-properties officeooo:paragraph-rsid="0006b079"/>
    </style:style>
    <style:style style:name="P12" style:family="paragraph" style:parent-style-name="Text_20_body" style:list-style-name="L2">
      <style:text-properties officeooo:paragraph-rsid="0006b079"/>
    </style:style>
    <style:style style:name="P13" style:family="paragraph" style:parent-style-name="Text_20_body" style:list-style-name="L3">
      <style:text-properties officeooo:paragraph-rsid="0006b079"/>
    </style:style>
    <style:style style:name="P14" style:family="paragraph" style:parent-style-name="Text_20_body" style:list-style-name="L4">
      <style:text-properties officeooo:paragraph-rsid="0006b079"/>
    </style:style>
    <style:style style:name="P15" style:family="paragraph" style:parent-style-name="Text_20_body" style:list-style-name="L5">
      <style:text-properties officeooo:paragraph-rsid="0006b079"/>
    </style:style>
    <style:style style:name="P16" style:family="paragraph" style:parent-style-name="Text_20_body" style:list-style-name="L6">
      <style:text-properties officeooo:paragraph-rsid="0006b079"/>
    </style:style>
    <style:style style:name="P17" style:family="paragraph" style:parent-style-name="Text_20_body" style:list-style-name="L7">
      <style:text-properties officeooo:paragraph-rsid="0006b079"/>
    </style:style>
    <style:style style:name="P18" style:family="paragraph" style:parent-style-name="Text_20_body" style:list-style-name="L8">
      <style:text-properties officeooo:paragraph-rsid="0006b079"/>
    </style:style>
    <style:style style:name="P19" style:family="paragraph" style:parent-style-name="Text_20_body" style:list-style-name="L9">
      <style:text-properties officeooo:paragraph-rsid="0006b079"/>
    </style:style>
    <style:style style:name="P20" style:family="paragraph" style:parent-style-name="Text_20_body" style:list-style-name="L10">
      <style:text-properties officeooo:paragraph-rsid="0006b079"/>
    </style:style>
    <style:style style:name="P21" style:family="paragraph" style:parent-style-name="Text_20_body" style:list-style-name="L11">
      <style:text-properties officeooo:paragraph-rsid="0006b079"/>
    </style:style>
    <style:style style:name="P22" style:family="paragraph" style:parent-style-name="Text_20_body" style:list-style-name="L12">
      <style:text-properties officeooo:paragraph-rsid="0006b079"/>
    </style:style>
    <style:style style:name="P23" style:family="paragraph" style:parent-style-name="Text_20_body" style:list-style-name="L13">
      <style:text-properties officeooo:paragraph-rsid="0006b079"/>
    </style:style>
    <style:style style:name="P24" style:family="paragraph" style:parent-style-name="Text_20_body" style:list-style-name="L14">
      <style:text-properties officeooo:paragraph-rsid="0006b079"/>
    </style:style>
    <style:style style:name="P25" style:family="paragraph" style:parent-style-name="Text_20_body" style:list-style-name="L15">
      <style:text-properties officeooo:paragraph-rsid="0006b079"/>
    </style:style>
    <style:style style:name="P26" style:family="paragraph" style:parent-style-name="Text_20_body" style:list-style-name="L16">
      <style:text-properties officeooo:paragraph-rsid="0006b079"/>
    </style:style>
    <style:style style:name="P27" style:family="paragraph" style:parent-style-name="Text_20_body" style:list-style-name="L17">
      <style:text-properties officeooo:paragraph-rsid="0006b079"/>
    </style:style>
    <style:style style:name="P28" style:family="paragraph" style:parent-style-name="Text_20_body" style:list-style-name="L18">
      <style:text-properties officeooo:paragraph-rsid="0006b079"/>
    </style:style>
    <style:style style:name="P29" style:family="paragraph" style:parent-style-name="Text_20_body" style:list-style-name="L19">
      <style:text-properties officeooo:paragraph-rsid="0006b079"/>
    </style:style>
    <style:style style:name="P30" style:family="paragraph" style:parent-style-name="Text_20_body" style:list-style-name="L20">
      <style:text-properties officeooo:paragraph-rsid="0006b079"/>
    </style:style>
    <style:style style:name="P31" style:family="paragraph" style:parent-style-name="Text_20_body" style:list-style-name="L21">
      <style:text-properties officeooo:paragraph-rsid="0006b079"/>
    </style:style>
    <style:style style:name="P32" style:family="paragraph" style:parent-style-name="Text_20_body" style:list-style-name="L22">
      <style:text-properties officeooo:paragraph-rsid="0006b079"/>
    </style:style>
    <style:style style:name="P33" style:family="paragraph" style:parent-style-name="Text_20_body" style:list-style-name="L23">
      <style:text-properties officeooo:paragraph-rsid="0006b079"/>
    </style:style>
    <style:style style:name="P34" style:family="paragraph" style:parent-style-name="Table_20_Contents">
      <style:text-properties style:font-name="方正仿宋_GBK" officeooo:paragraph-rsid="0006b079" style:font-name-asian="方正仿宋_GBK"/>
    </style:style>
    <style:style style:name="P35" style:family="paragraph" style:parent-style-name="Table_20_Contents">
      <style:text-properties style:font-name="方正仿宋_GBK" officeooo:rsid="0006b079" officeooo:paragraph-rsid="0006b079" style:font-name-asian="方正仿宋_GBK"/>
    </style:style>
    <style:style style:name="P36" style:family="paragraph" style:parent-style-name="Text_20_body">
      <style:text-properties fo:color="#000000" loext:opacity="100%" style:font-name="方正仿宋_GBK" officeooo:paragraph-rsid="0006b079" style:font-name-asian="方正仿宋_GBK" style:font-size-asian="10.5pt"/>
    </style:style>
    <style:style style:name="P37" style:family="paragraph" style:parent-style-name="Table_20_Contents">
      <style:text-properties fo:color="#000000" loext:opacity="100%" style:font-name="方正仿宋_GBK" officeooo:paragraph-rsid="0006b079" style:font-name-asian="方正仿宋_GBK" style:font-size-asian="10.5pt"/>
    </style:style>
    <style:style style:name="P38" style:family="paragraph" style:parent-style-name="Text_20_body">
      <style:paragraph-properties fo:margin-left="0cm" fo:text-indent="0cm" style:auto-text-indent="false"/>
      <style:text-properties officeooo:paragraph-rsid="0006b079"/>
    </style:style>
    <style:style style:name="P39" style:family="paragraph" style:parent-style-name="Heading_20_3">
      <style:paragraph-properties fo:margin-left="0cm" fo:margin-right="0cm" fo:text-indent="0cm" style:auto-text-indent="false" text:number-lines="false" text:line-number="0">
        <style:tab-stops/>
      </style:paragraph-properties>
      <style:text-properties officeooo:paragraph-rsid="0006b079"/>
    </style:style>
    <style:style style:name="P40"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006b079"/>
    </style:style>
    <style:style style:name="P41"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006b079"/>
    </style:style>
    <style:style style:name="P42" style:family="paragraph" style:parent-style-name="Text_20_body">
      <style:text-properties officeooo:rsid="01d9452b" officeooo:paragraph-rsid="0006b079"/>
    </style:style>
    <style:style style:name="P43" style:family="paragraph" style:parent-style-name="Text_20_body">
      <style:text-properties officeooo:rsid="01d10c6c" officeooo:paragraph-rsid="0006b079"/>
    </style:style>
    <style:style style:name="P44" style:family="paragraph" style:parent-style-name="Text_20_body">
      <style:text-properties officeooo:rsid="01d2fcd5" officeooo:paragraph-rsid="0006b079"/>
    </style:style>
    <style:style style:name="P45"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006b079"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06b079" fo:hyphenate="tru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style:font-name="方正仿宋_GBK" style:font-name-asian="方正仿宋_GBK"/>
    </style:style>
    <style:style style:name="T3" style:family="text">
      <style:text-properties fo:color="#000000" loext:opacity="100%" style:font-name="方正仿宋_GBK" style:font-name-asian="方正仿宋_GBK" style:font-size-asian="10.5pt"/>
    </style:style>
    <style:style style:name="T4" style:family="text">
      <style:text-properties officeooo:rsid="01e883fd"/>
    </style:style>
    <style:style style:name="T5" style:family="text">
      <style:text-properties officeooo:rsid="01ea3577"/>
    </style:style>
    <style:style style:name="T6" style:family="text">
      <style:text-properties officeooo:rsid="01ca0264"/>
    </style:style>
    <style:style style:name="T7" style:family="text">
      <style:text-properties fo:font-weight="normal" style:font-weight-asian="normal" style:font-weight-complex="normal"/>
    </style:style>
    <style:style style:name="T8" style:family="text">
      <style:text-properties officeooo:rsid="01cbd50e"/>
    </style:style>
    <style:style style:name="T9" style:family="text">
      <style:text-properties officeooo:rsid="01d1074d"/>
    </style:style>
    <style:style style:name="T10" style:family="text">
      <style:text-properties officeooo:rsid="01cd1593"/>
    </style:style>
    <style:style style:name="T11" style:family="text">
      <style:text-properties officeooo:rsid="01e5173f"/>
    </style:style>
    <style:style style:name="T12" style:family="text">
      <style:text-properties officeooo:rsid="01ecc903"/>
    </style:style>
    <style:style style:name="T13" style:family="text">
      <style:text-properties officeooo:rsid="01ee710b"/>
    </style:style>
    <style:style style:name="T14" style:family="text">
      <style:text-properties officeooo:rsid="01efd717"/>
    </style:style>
    <style:style style:name="T15" style:family="text">
      <style:text-properties officeooo:rsid="01d10c6c"/>
    </style:style>
    <style:style style:name="T16" style:family="text">
      <style:text-properties officeooo:rsid="01d4e78b"/>
    </style:style>
    <style:style style:name="T17" style:family="text">
      <style:text-properties officeooo:rsid="01d2fcd5"/>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5.3.1表现层下的内容</text:h>
      <text:h text:style-name="P2" text:outline-level="4"><text:bookmark-start text:name="__RefHeading___Toc13492_441305376"/>前端界面<text:bookmark-end text:name="__RefHeading___Toc13492_441305376"/></text:h>
      <text:p text:style-name="P3">表现层包含以下核心用户界面，共同构成完整的用户交互体验：</text:p>
      <text:p text:style-name="P3">登陆界面:负责用户身份认证入口，支持用户名/密码与第三方账号登录，是用户访问系统个性化功能的第一道门户。</text:p>
      <text:p text:style-name="P3">首页界面（推荐，热门，影视，搜索）:作为内容分发的核心枢纽，集成推荐视频流、热门榜单、分区导航及全局搜索功能，旨在最大化用户的内容发现效率。</text:p>
      <text:p text:style-name="P3">上传视频界面（上传文件，上传视频封面，标题，简介）:为UP主提供便捷的内容发布入口，支持视频文件与封面选择、标题与描述编辑，并展示上传进度。</text:p>
      <text:p text:style-name="P3">视频播放界面（进度条，设置，弹幕设置，音量调节，分辨率设置，视频信息，评论区）:核心视频消费场景，提供视频播放、清晰度切换、弹幕渲染、进度控制以及点赞、评论、投币等即时互动操作面板。</text:p>
      <text:p text:style-name="P3">消息界面（用户消息，私聊消息，朋友圈消息，系统消息）:整合系统通知、私信会话与动态流，构建用户间的沟通与信息获取渠道。</text:p>
      <text:p text:style-name="P3">个人中心界面（个人名字，签名，历史记录，粉丝数，硬币数）:集中展示用户个人信息、创作数据（粉丝数、硬币数）、历史记录及收藏内容，是用户管理自身数字身份的主阵地。</text:p>
      <text:p text:style-name="P4">审核界面:为审核员提供高效的内容管理工作站，以队列形式呈现待审核的视频、评论及用户报告，并附有一键通过/驳回操作。</text:p>
      <text:p text:style-name="P4"/>
      <text:p text:style-name="P5">5.3.2 应用逻辑层下的主要服务内容</text:p>
      <text:h text:style-name="P6" text:outline-level="4"><text:bookmark-start text:name="__RefHeading___Toc13498_441305376"/>主要服务<text:bookmark-end text:name="__RefHeading___Toc13498_441305376"/></text:h>
      <text:p text:style-name="P7">1. VideoService视频服务</text:p>
      <text:p text:style-name="P8"><text:span text:style-name="T1">服务职责</text:span>：作为视频内容管理的核心服务，负责视频上传、审核状态管理、元数据获取、播放控制及生命周期管理。</text:p>
      <text:p text:style-name="P8"><text:span text:style-name="T1">核心方法</text:span>：</text:p>
      <text:p text:style-name="P8">uploadVideo(videoFile, metadata)：接收视频文件与元数据（标题、描述等），验证文件格式与大小，暂存文件并触发审核流程（调用审核子系统）。</text:p>
      <text:p text:style-name="P8">approveVideo(videoId, auditorId)：处理审核通过逻辑，更新视频状态为“已发布”，通知UP主（通过MessageService），并索引视频（调用SearchService）。</text:p>
      <text:p text:style-name="P8">rejectVideo(videoId, reason)：处理审核驳回，记录驳回原因，通知UP主并允许重新编辑。</text:p>
      <text:p text:style-name="P8">getVideoInfo(videoId)：返回视频元数据（如时长、标题、作者、播放量、互动数据），支持缓存优化。</text:p>
      <text:p text:style-name="P8">playVideo(videoId, userId)：协调视频流传输（调用基础设施层），记录播放历史（用户行为用于推荐），更新播放计数。</text:p>
      <text:p text:style-name="P8">updateVideoMetadata(videoId, updates)：允许UP主编辑视频标题、封面等，需验证权限。</text:p>
      <text:p text:style-name="P8">deleteVideo(videoId)：软删除视频，更新状态并清理关联数据（如弹幕、评论）。</text:p>
      <text:p text:style-name="P8"><text:span text:style-name="T1">协作关系</text:span>：</text:p>
      <text:p text:style-name="P8"><text:soft-page-break/>依赖审核子系统处理审核流程（通过事件驱动）。</text:p>
      <text:p text:style-name="P8">与UserService验证UP主权限。</text:p>
      <text:p text:style-name="P8">与SearchService同步视频索引。</text:p>
      <text:p text:style-name="P8">通过ResourceManagerController管理视频文件存储。</text:p>
      <text:p text:style-name="P9"/>
      <text:p text:style-name="P10">2. UserService用户服务</text:p>
      <text:p text:style-name="P8"><text:span text:style-name="T1">服务职责</text:span>：管理用户身份认证、资料维护及社交关系（关注系统）。</text:p>
      <text:p text:style-name="P8"><text:span text:style-name="T1">核心方法</text:span>：</text:p>
      <text:p text:style-name="P8">register(username, password, profile)：验证用户名唯一性，加密存储密码，初始化用户资料（默认身份为VerifiedUser）。</text:p>
      <text:p text:style-name="P8">login(credentials, authType)：支持账号密码登录。</text:p>
      <text:p text:style-name="P8">editProfile(userId, updates)：更新用户昵称、头像等，审计修改记录。</text:p>
      <text:p text:style-name="P8">followUser(followerId, followeeId)：建立关注关系，更新粉丝数，触发消息通知（如通过MessageService）。</text:p>
      <text:p text:style-name="P8">unfollowUser(followerId, followeeId)：解除关注关系，同步更新计数。</text:p>
      <text:p text:style-name="P8">getUserProfile(userId)：返回用户公开资料及统计信息（如视频数、粉丝数）。</text:p>
      <text:p text:style-name="P8"><text:span text:style-name="T1">协作关系</text:span>：</text:p>
      <text:p text:style-name="P8">与RecommendationService共享用户行为数据（如关注关系）。</text:p>
      <text:p text:style-name="P8">依赖数据访问层持久化用户数据。</text:p>
      <text:p text:style-name="P9"/>
      <text:p text:style-name="P10">3. SearchService搜索服务</text:p>
      <text:p text:style-name="P8"><text:span text:style-name="T1">服务职责：</text:span>提供视频和用户的全文搜索与结果排序。</text:p>
      <text:p text:style-name="P10">核心方法：</text:p>
      <text:p text:style-name="P8">searchVideos(query, filters, sortBy)：基于关键词搜索视频，支持按分类、时长等过滤，按相关性、热度排序。</text:p>
      <text:p text:style-name="P8">searchUsers(query, filters)：根据昵称或简介搜索用户，按粉丝数排序。</text:p>
      <text:p text:style-name="P8">indexVideo(videoId, metadata)：当视频发布时，将视频元数据加入搜索索引（如Elasticsearch）。</text:p>
      <text:p text:style-name="P8">indexUser(userId, profile)：用户资料变更时更新索引。</text:p>
      <text:p text:style-name="P10">协作关系：</text:p>
      <text:p text:style-name="P8">依赖RecommendationService提供热门结果作为搜索降级策略。</text:p>
      <text:p text:style-name="P8">与数据访问层交互获取详细数据。</text:p>
      <text:p text:style-name="P9"/>
      <text:p text:style-name="P10">4. RecommendService推荐服务</text:p>
      <text:p text:style-name="P8"><text:span text:style-name="T1">服务职责</text:span>：生成个性化视频推荐流，基于用户行为、内容特征及社交图谱。</text:p>
      <text:p text:style-name="P10">核心方法：</text:p>
      <text:p text:style-name="P8"><text:soft-page-break/>generatePersonalizedFeed(userId, context)：综合用户历史行为（观看、点赞）、视频标签、好友动态生成推荐列表。</text:p>
      <text:p text:style-name="P8">updateUserPreference(userId, event)：实时处理用户互动（如点赞、收藏），更新用户兴趣模型。</text:p>
      <text:p text:style-name="P8">getTrendingVideos(limit)：返回全局热门视频，用于新用户冷启动。</text:p>
      <text:p text:style-name="P8">refreshModel()：定时重训练推荐模型（离线任务）。</text:p>
      <text:p text:style-name="P10">协作关系：</text:p>
      <text:p text:style-name="P8">从InteractionService消费用户行为事件。</text:p>
      <text:p text:style-name="P8">依赖SearchService进行候选视频检索。</text:p>
      <text:p text:style-name="P9"/>
      <text:p text:style-name="P10">5. MessageService信息服务</text:p>
      <text:p text:style-name="P8"><text:span text:style-name="T1">服务职责：</text:span>处理点对点私信、朋友圈动态及系统通知的收发与存储。</text:p>
      <text:p text:style-name="P10">核心方法：</text:p>
      <text:p text:style-name="P8">sendPrivateMessage(senderId, receiverId, content)：验证双方关系（如是否互关），存储消息并实时推送（WebSocket）。</text:p>
      <text:p text:style-name="P8">getMessageThread(user1Id, user2Id)：返回私信会话历史。</text:p>
      <text:p text:style-name="P8">postFriendCircleMessage(userId, content, visibility)：发布动态，应用可见性规则（如仅好友可见），触发好友通知。</text:p>
      <text:p text:style-name="P8">likeMessage(messageId, userId)：处理动态点赞，更新计数。</text:p>
      <text:p text:style-name="P8">sendSystemNotification(userId, template, data)：发送系统消息（如审核结果），支持模板化内容。</text:p>
      <text:p text:style-name="P10">协作关系：</text:p>
      <text:p text:style-name="P8">与UserService校验用户关系。</text:p>
      <text:p text:style-name="P8">依赖基础设施层实现实时推送。</text:p>
      <text:p text:style-name="P9"/>
      <text:p text:style-name="P10">6. InteractionService互动服务</text:p>
      <text:p text:style-name="P8"><text:span text:style-name="T1">服务职责：</text:span>统一处理用户对视频的轻量级互动（点赞、收藏、分享、投币）。</text:p>
      <text:p text:style-name="P10">核心方法：</text:p>
      <text:p text:style-name="P8">likeVideo(userId, videoId)：记录点赞，更新视频点赞数，防止重复操作。</text:p>
      <text:p text:style-name="P8">collectVideo(userId, videoId)：添加视频到用户收藏夹。</text:p>
      <text:p text:style-name="P8">shareVideo(userId, videoId, platform)：生成分享链接，记录分享统计。</text:p>
      <text:p text:style-name="P8">coinVideo(userId, videoId, amount)：验证用户硬币余额，扣减并更新视频投币数，通知UP主。</text:p>
      <text:p text:style-name="P8">downloadVideo(userId, videoId)：验证下载权限（如大会员限制），生成临时下载链接。</text:p>
      <text:p text:style-name="P10">协作关系：</text:p>
      <text:p text:style-name="P8">与UserService校验用户状态（如封禁判断）。</text:p>
      <text:p text:style-name="P8">与VideoService同步更新视频互动计数。</text:p>
      <text:p text:style-name="P9"><text:soft-page-break/></text:p>
      <text:p text:style-name="P10">7. BarrageService弹幕服务</text:p>
      <text:p text:style-name="P8"><text:span text:style-name="T1">服务职责：</text:span>管理视频弹幕的实时发送、渲染与过滤。</text:p>
      <text:p text:style-name="P10">核心方法：</text:p>
      <text:p text:style-name="P8">sendBarrage(userId, videoId, content, timestamp)：验证弹幕内容（长度、敏感词），存储弹幕并广播给当前观看者。</text:p>
      <text:p text:style-name="P8">getBarrages(videoId, startTime, endTime)：根据时间戳范围获取弹幕列表。</text:p>
      <text:p text:style-name="P8">deleteBarrage(barrageId, operatorId)：用户删除自有弹幕或管理员删除违规弹幕。</text:p>
      <text:p text:style-name="P8">likeBarrage(userId, barrageId)：记录弹幕点赞，更新热度。</text:p>
      <text:p text:style-name="P10">协作关系：</text:p>
      <text:p text:style-name="P8">依赖审核子系统进行弹幕内容过滤（前置检查）。</text:p>
      <text:p text:style-name="P8">通过实时消息服务推送弹幕。</text:p>
      <text:p text:style-name="P9"/>
      <text:p text:style-name="P10">8. CommentService评论服务</text:p>
      <text:p text:style-name="P8"><text:span text:style-name="T1">服务职责：</text:span>管理视频评论的发布、审核、互动及树形结构维护。</text:p>
      <text:p text:style-name="P10">核心方法：</text:p>
      <text:p text:style-name="P8">addComment(userId, videoId, content, parentId)：发布评论或回复，初筛敏感词后触发审核，维护评论树结构。</text:p>
      <text:p text:style-name="P8">deleteComment(commentId, operatorId)：软删除评论，支持用户自主删除或管理员操作。</text:p>
      <text:p text:style-name="P8">likeComment(userId, commentId)：处理评论点赞，更新点赞数。</text:p>
      <text:p text:style-name="P8">getComments(videoId, page, sort)：获取评论列表，支持按时间或热度排序。</text:p>
      <text:p text:style-name="P8">approveComment(commentId)：审核通过后显示评论。</text:p>
      <text:p text:style-name="P10">协作关系：</text:p>
      <text:p text:style-name="P8">与审核子系统集成进行内容审核（后置审核）。</text:p>
      <text:p text:style-name="P8">与MessageService联动发送回复通知。</text:p>
      <text:p text:style-name="P9"/>
      <text:h text:style-name="P6" text:outline-level="4"><text:bookmark-start text:name="__RefHeading___Toc13494_441305376"/>控制器类<text:bookmark-end text:name="__RefHeading___Toc13494_441305376"/></text:h>
      <text:p text:style-name="P8"><text:span text:style-name="T2">1. </text:span><text:span text:style-name="Strong_20_Emphasis"><text:span text:style-name="T2">ManagerUserController</text:span></text:span><text:span text:style-name="T2">​ </text:span></text:p>
      <text:list text:style-name="L1">
        <text:list-header>
          <text:p text:style-name="P11"><text:span text:style-name="Strong_20_Emphasis"><text:span text:style-name="T2">职责</text:span></text:span><text:span text:style-name="T2">：管理用户生命周期（注册、登录、资料编辑），对应用例“成为正式用户”（3.4.1.2）。 </text:span></text:p>
        </text:list-header>
      </text:list>
      <text:list text:style-name="L2">
        <text:list-header>
          <text:p text:style-name="P12"><text:span text:style-name="Strong_20_Emphasis"><text:span text:style-name="T2">协调流程</text:span></text:span><text:span text:style-name="T2">： </text:span></text:p>
        </text:list-header>
      </text:list>
      <text:list text:style-name="L3">
        <text:list-header>
          <text:p text:style-name="P13"><text:span text:style-name="Source_20_Text"><text:span text:style-name="T2">UserService.register()</text:span></text:span><text:span text:style-name="T2">验证信息 → 创建账户 → 返回结果。 </text:span></text:p>
        </text:list-header>
      </text:list>
      <text:list text:style-name="L4">
        <text:list-header>
          <text:p text:style-name="P14"><text:span text:style-name="Source_20_Text"><text:span text:style-name="T2">UserService.login()</text:span></text:span><text:span text:style-name="T2">验证 → 返回令牌。 </text:span></text:p>
        </text:list-header>
      </text:list>
      <text:list text:style-name="L5">
        <text:list-header>
          <text:p text:style-name="P15"><text:span text:style-name="Strong_20_Emphasis"><text:span text:style-name="T2">异常处理</text:span></text:span><text:span text:style-name="T2">：捕获</text:span><text:span text:style-name="Source_20_Text"><text:span text:style-name="T2">用户名已存在</text:span></text:span><text:span text:style-name="T2">等，返回友好错误（如“用户名已存在”）。 </text:span></text:p>
        </text:list-header>
      </text:list>
      <text:p text:style-name="P8"><text:span text:style-name="T2">2. </text:span><text:span text:style-name="Strong_20_Emphasis"><text:span text:style-name="T2">VideoController</text:span></text:span><text:span text:style-name="T2">​ </text:span></text:p>
      <text:list text:style-name="L6">
        <text:list-header>
          <text:p text:style-name="P16"><text:soft-page-break/><text:span text:style-name="Strong_20_Emphasis"><text:span text:style-name="T2">职责</text:span></text:span><text:span text:style-name="T2">：处理视频播放、互动及信息查询，对应用例“观看视频”（3.4.1.1）和“观看并互动视频”（3.4.2.1）。 </text:span></text:p>
        </text:list-header>
      </text:list>
      <text:list text:style-name="L7">
        <text:list-header>
          <text:p text:style-name="P17"><text:span text:style-name="Strong_20_Emphasis"><text:span text:style-name="T2">协调流程</text:span></text:span><text:span text:style-name="T2">： </text:span></text:p>
        </text:list-header>
      </text:list>
      <text:list text:style-name="L8">
        <text:list-header>
          <text:p text:style-name="P18"><text:span text:style-name="Source_20_Text"><text:span text:style-name="T2">VideoService.getVideoInfo()</text:span></text:span><text:span text:style-name="T2">获取元数据 → 调用</text:span><text:span text:style-name="Source_20_Text"><text:span text:style-name="T2">VideoService.playVideo()</text:span></text:span><text:span text:style-name="T2">返回流。 </text:span></text:p>
        </text:list-header>
      </text:list>
      <text:list text:style-name="L9">
        <text:list-header>
          <text:p text:style-name="P19"><text:span text:style-name="Source_20_Text"><text:span text:style-name="T2">InteractionService.likeVideo()</text:span></text:span><text:span text:style-name="T2">更新数据。 </text:span></text:p>
        </text:list-header>
      </text:list>
      <text:p text:style-name="P8"><text:span text:style-name="T2">3. </text:span><text:span text:style-name="Strong_20_Emphasis"><text:span text:style-name="T2">VideoSendController</text:span></text:span><text:span text:style-name="T2">​ </text:span></text:p>
      <text:list text:style-name="L10">
        <text:list-header>
          <text:p text:style-name="P20"><text:span text:style-name="Strong_20_Emphasis"><text:span text:style-name="T2">职责</text:span></text:span><text:span text:style-name="T2">：专处理视频上传流程，与</text:span><text:span text:style-name="Source_20_Text"><text:span text:style-name="T2">VideoController</text:span></text:span><text:span text:style-name="T2">互补，对应用例“发布视频”（3.4.3.1）。 </text:span></text:p>
        </text:list-header>
      </text:list>
      <text:list text:style-name="L11">
        <text:list-header>
          <text:p text:style-name="P21"><text:span text:style-name="Strong_20_Emphasis"><text:span text:style-name="T2">协调流程</text:span></text:span><text:span text:style-name="T2">：接收上传请求 → 调用</text:span><text:span text:style-name="Source_20_Text"><text:span text:style-name="T2">VideoService.uploadVideo()</text:span></text:span><text:span text:style-name="T2">验证文件 → 提交审核队列。 </text:span></text:p>
        </text:list-header>
      </text:list>
      <text:p text:style-name="P8"><text:span text:style-name="T2">4. </text:span><text:span text:style-name="Strong_20_Emphasis"><text:span text:style-name="T2">CommentController</text:span></text:span><text:span text:style-name="T2">​ </text:span></text:p>
      <text:list text:style-name="L12">
        <text:list-header>
          <text:p text:style-name="P22"><text:span text:style-name="Strong_20_Emphasis"><text:span text:style-name="T2">职责</text:span></text:span><text:span text:style-name="T2">：管理评论操作，对应用例中的评论互动（3.4.2.1）。 </text:span></text:p>
        </text:list-header>
      </text:list>
      <text:list text:style-name="L13">
        <text:list-header>
          <text:p text:style-name="P23"><text:span text:style-name="Strong_20_Emphasis"><text:span text:style-name="T2">协调流程</text:span></text:span><text:span text:style-name="T2">：接收评论请求 → 调用</text:span><text:span text:style-name="Source_20_Text"><text:span text:style-name="T2">CommentService.addComment()</text:span></text:span><text:span text:style-name="T2">校验内容 → 触发审核。 </text:span></text:p>
        </text:list-header>
      </text:list>
      <text:p text:style-name="P8"><text:span text:style-name="T2">5. </text:span><text:span text:style-name="Strong_20_Emphasis"><text:span text:style-name="T2">PrivateMessageController</text:span></text:span><text:span text:style-name="T2">​ </text:span></text:p>
      <text:list text:style-name="L14">
        <text:list-header>
          <text:p text:style-name="P24"><text:span text:style-name="Strong_20_Emphasis"><text:span text:style-name="T2">职责</text:span></text:span><text:span text:style-name="T2">：处理私信发送/接收，对应用例“与其他正式用户交流”（3.4.2.2）。 </text:span></text:p>
        </text:list-header>
      </text:list>
      <text:list text:style-name="L15">
        <text:list-header>
          <text:p text:style-name="P25"><text:span text:style-name="Strong_20_Emphasis"><text:span text:style-name="T2">协调流程</text:span></text:span><text:span text:style-name="T2">：接收私信 → 调用</text:span><text:span text:style-name="Source_20_Text"><text:span text:style-name="T2">MessageService.sendPrivateMessage()</text:span></text:span><text:span text:style-name="T2">→ 校验接收者状态。 </text:span></text:p>
        </text:list-header>
      </text:list>
      <text:p text:style-name="P8"><text:span text:style-name="T2">6. </text:span><text:span text:style-name="Strong_20_Emphasis"><text:span text:style-name="T2">FriendCircleController</text:span></text:span><text:span text:style-name="T2">​ </text:span></text:p>
      <text:list text:style-name="L16">
        <text:list-header>
          <text:p text:style-name="P26"><text:span text:style-name="Strong_20_Emphasis"><text:span text:style-name="T2">职责</text:span></text:span><text:span text:style-name="T2">：管理朋友圈动态发布/互动，对应用例动态分享（3.4.2.2）。 </text:span></text:p>
        </text:list-header>
      </text:list>
      <text:list text:style-name="L17">
        <text:list-header>
          <text:p text:style-name="P27"><text:span text:style-name="Strong_20_Emphasis"><text:span text:style-name="T2">协调流程</text:span></text:span><text:span text:style-name="T2">：接收动态请求 → 调用</text:span><text:span text:style-name="Source_20_Text"><text:span text:style-name="T2">MessageService.postFriendCircleMessage()</text:span></text:span><text:span text:style-name="T2">应用可见性规则。 </text:span></text:p>
        </text:list-header>
      </text:list>
      <text:p text:style-name="P8"><text:span text:style-name="T2">7. </text:span><text:span text:style-name="Strong_20_Emphasis"><text:span text:style-name="T2">ResourceManagerController</text:span></text:span><text:span text:style-name="T2">​ </text:span></text:p>
      <text:list text:style-name="L18">
        <text:list-header>
          <text:p text:style-name="P28"><text:span text:style-name="Strong_20_Emphasis"><text:span text:style-name="T2">职责</text:span></text:span><text:span text:style-name="T2">：管理系统资源（如文件存储、缓存），作为与基础设施层的桥梁。 </text:span></text:p>
        </text:list-header>
      </text:list>
      <text:list text:style-name="L19">
        <text:list-header>
          <text:p text:style-name="P29"><text:span text:style-name="Strong_20_Emphasis"><text:span text:style-name="T2">协调流程</text:span></text:span><text:span text:style-name="T2">：处理存储分配 → 调用外部云存储API。 </text:span></text:p>
        </text:list-header>
      </text:list>
      <text:p text:style-name="P8"><text:span text:style-name="T2">8. </text:span><text:span text:style-name="Strong_20_Emphasis"><text:span text:style-name="T2">PerformanceAnalysisController</text:span></text:span><text:span text:style-name="T2">​ </text:span></text:p>
      <text:list text:style-name="L20">
        <text:list-header>
          <text:p text:style-name="P30"><text:span text:style-name="Strong_20_Emphasis"><text:span text:style-name="T2">职责</text:span></text:span><text:span text:style-name="T2">：监控系统性能，对应用例“分析系统性能”（3.4.5.1）。 </text:span></text:p>
        </text:list-header>
      </text:list>
      <text:list text:style-name="L21">
        <text:list-header>
          <text:p text:style-name="P31"><text:span text:style-name="Strong_20_Emphasis"><text:span text:style-name="T2">协调流程</text:span></text:span><text:span text:style-name="T2">：定时收集指标 → 生成报告 → 触发警报（如响应时间超标）。 </text:span></text:p>
        </text:list-header>
      </text:list>
      <text:p text:style-name="P8"><text:span text:style-name="T2">9. </text:span><text:span text:style-name="Strong_20_Emphasis"><text:span text:style-name="T2">AlertManagementController</text:span></text:span><text:span text:style-name="T2">​ </text:span></text:p>
      <text:list text:style-name="L22">
        <text:list-header>
          <text:p text:style-name="P32"><text:span text:style-name="Strong_20_Emphasis"><text:span text:style-name="T2">职责</text:span></text:span><text:span text:style-name="T2">：处理系统警报，对应用例“更新系统”（3.4.5.2）。 </text:span></text:p>
        </text:list-header>
      </text:list>
      <text:list text:style-name="L23">
        <text:list-header>
          <text:p text:style-name="P33"><text:span text:style-name="Strong_20_Emphasis"><text:span text:style-name="T2">协调流程</text:span></text:span><text:span text:style-name="T2">：接收警报 → 调用</text:span><text:span text:style-name="Source_20_Text"><text:span text:style-name="T2">PerformanceAnalysisController</text:span></text:span><text:span text:style-name="T2">定位问题 → 通知管理员。</text:span></text:p>
        </text:list-header>
      </text:list>
      <text:p text:style-name="P34"/>
      <text:p text:style-name="P34"/>
      <text:p text:style-name="P35">5.3.3 领域层去掉的内容</text:p>
      <text:h text:style-name="P6" text:outline-level="4"><text:bookmark-start text:name="__RefHeading___Toc5191_3983702387"/>实体：VerfiedUser<text:bookmark-end text:name="__RefHeading___Toc5191_3983702387"/></text:h>
      <text:p text:style-name="P8">说明：作为系统中最核心的实体之一，代表了一个唯一的参与者。</text:p>
      <text:p text:style-name="P8"><text:span text:style-name="T3">值对象： userId</text:span>（唯一标识）<text:span text:style-name="T3">，userName，identity</text:span>（角色标识）,C<text:span text:style-name="T4">omment（评论对象），Video（视频对象），password（密码），nickname（别名），watchHistory（观看历史）</text:span></text:p>
      <text:p text:style-name="P36">行为：<text:span text:style-name="T4">1.</text:span>sendPrivateMessage（）：发送私信</text:p>
      <text:p text:style-name="P37"><text:soft-page-break/><text:s text:c="10"/><text:span text:style-name="T4">2.publicFriendCricle（）：发布朋友圈</text:span></text:p>
      <text:p text:style-name="P37"/>
      <text:h text:style-name="P6" text:outline-level="4"><text:bookmark-start text:name="__RefHeading___Toc5191_3983702387 副本 1"/>实体：Visitor<text:bookmark-end text:name="__RefHeading___Toc5191_3983702387 副本 1"/></text:h>
      <text:p text:style-name="P8">说明：该实体功能大部分和VerifiedUser相同，但是没有评论和交流功能，只有观看视频与注册功能</text:p>
      <text:p text:style-name="P8"><text:s text:c="6"/><text:span text:style-name="T3">值对象： userId</text:span>（唯一标识）</text:p>
      <text:p text:style-name="P8">行为：<text:span text:style-name="T4">1.initiateRegisterRequest（）：注册请求</text:span></text:p>
      <text:p text:style-name="P9"/>
      <text:p text:style-name="P9"><text:s text:c="8"/></text:p>
      <text:h text:style-name="P6" text:outline-level="4"><text:bookmark-start text:name="__RefHeading___Toc5191_3983702387 副本 1 副本 1"/>实体：Auditor<text:bookmark-end text:name="__RefHeading___Toc5191_3983702387 副本 1 副本 1"/></text:h>
      <text:p text:style-name="P8">说明：审核员主要是审核视频内容是否合法，主要用于批准或者驳回up主上传的视频操作</text:p>
      <text:p text:style-name="P8">值对象：auditorId（审核员id），unreviewedVideoList（未审查的视频列表），unreviewedCommentList（未审查的评论列表），unreviewedUserList（未处理的用户列表），reviewedVideoList（处理后的视频列表），reviewedCommentList（处理后的评论列表），reviewedUserList（处理后的用户列表），password（密码）</text:p>
      <text:p text:style-name="P8"><text:s/>行为：<text:span text:style-name="T5">1.reviewVideo（）：审核视频</text:span></text:p>
      <text:p text:style-name="P8"><text:s text:c="14"/><text:span text:style-name="T5">2.reviewComment（）：审核评论</text:span></text:p>
      <text:p text:style-name="P8"><text:s text:c="14"/>3.reviewUser（）：审核用户</text:p>
      <text:p text:style-name="P9"/>
      <text:p text:style-name="P9"/>
      <text:h text:style-name="P6" text:outline-level="4"><text:bookmark-start text:name="__RefHeading___Toc5193_3983702387"/>实体：Video<text:bookmark-end text:name="__RefHeading___Toc5193_3983702387"/></text:h>
      <text:p text:style-name="P8">说明：代表平台上的一个视频内容单元，是业务的核心资产。</text:p>
      <text:p text:style-name="P8">值对象：vi<text:span text:style-name="T6">deoId</text:span>（唯一标识）<text:span text:style-name="T6">、title</text:span>（标题）<text:span text:style-name="T6">、description</text:span>（简介）<text:span text:style-name="T6">、status</text:span>（状态，如审核中/已发布）<text:span text:style-name="T6">、fileInfo（</text:span>文件信息）<text:span text:style-name="T6">、updataTime</text:span>（更新时间）<text:span text:style-name="T6">、authorId</text:span>（作者ID）</text:p>
      <text:p text:style-name="P8">子实体：Comment</text:p>
      <text:p text:style-name="P8">行为：<text:span text:style-name="T6">1.</text:span>publish（）<text:span text:style-name="Strong_20_Emphasis"><text:span text:style-name="T7">执行视频发布的核心领域逻辑</text:span></text:span>，包括状态校验、初始化互动数据等。</text:p>
      <text:p text:style-name="P8"><text:s text:c="13"/><text:span text:style-name="T6">2.play（）执行播放视频的逻辑操作，包括获取视频信息等。</text:span></text:p>
      <text:p text:style-name="P8"><text:s text:c="12"/><text:span text:style-name="T6">3.addComment（）执行添加评论的信号发送，发送给Comment进行具体的业务逻辑。</text:span></text:p>
      <text:p text:style-name="P8"><text:s text:c="12"/><text:span text:style-name="T8">4.add</text:span><text:span text:style-name="T9">View(),</text:span><text:span text:style-name="T8">addLike(), addCoin(), addForward()：处理相应互动操作的业务逻辑。</text:span></text:p>
      <text:p text:style-name="P8"><text:tab/> <text:s text:c="3"/><text:span text:style-name="T9">5</text:span>.approve()处理<text:span text:style-name="Strong_20_Emphasis"><text:span text:style-name="T7">视频审核通过状态变迁及相关逻辑</text:span></text:span><text:span text:style-name="T7">。</text:span></text:p>
      <text:p text:style-name="P8"><text:tab/> <text:s text:c="3"/><text:span text:style-name="T9">6</text:span>.reject(）处理<text:span text:style-name="Strong_20_Emphasis"><text:span text:style-name="T7">视频审核驳回状态变迁及相关逻辑</text:span></text:span><text:span text:style-name="T7">。</text:span></text:p>
      <text:h text:style-name="P6" text:outline-level="4"><text:bookmark-start text:name="__RefHeading___Toc5195_3983702387"/>实体：Comment<text:bookmark-end text:name="__RefHeading___Toc5195_3983702387"/></text:h>
      <text:p text:style-name="P8">说明：代表对视频的用户评论，一个视频中有多条评论。</text:p>
      <text:p text:style-name="P8">值对象：commentId（评论唯一id）、commentContent（评论内容）、commentLike（该评论点赞数）、commentParent（父评论id）、videoId（视频id）、status（评论状态）</text:p>
      <text:p text:style-name="P8">父实体：Viedo</text:p>
      <text:p text:style-name="P8">行为：<text:span text:style-name="T10">1.addComment（）</text:span><text:span text:style-name="Strong_20_Emphasis"><text:span text:style-name="T7">处理评论的创建，包含内容合规性初筛</text:span></text:span><text:span text:style-name="T7">。</text:span></text:p>
      <text:p text:style-name="P8"><text:soft-page-break/><text:tab/> <text:s text:c="3"/>2.deleteComment（）<text:span text:style-name="Strong_20_Emphasis"><text:span text:style-name="T7">处理评论的删除。</text:span></text:span></text:p>
      <text:p text:style-name="P8"><text:tab/> <text:s text:c="3"/>3.likeComment（）<text:span text:style-name="Strong_20_Emphasis"><text:span text:style-name="T7">处理评论点赞的逻辑</text:span></text:span><text:span text:style-name="T7">。</text:span></text:p>
      <text:p text:style-name="P8"><text:tab/> <text:s text:c="3"/>4.reply（）处理回复评论的逻辑。</text:p>
      <text:p text:style-name="P9"/>
      <text:h text:style-name="P6" text:outline-level="4"><text:bookmark-start text:name="__RefHeading___Toc5195_3983702387 副本 2"/>实体：<text:span text:style-name="T11">UpUser主</text:span><text:bookmark-end text:name="__RefHeading___Toc5195_3983702387 副本 2"/></text:h>
      <text:p text:style-name="P8">说明：Up主实体代表平台的内容创作者，是VerifiedUser在扮演创作者角色时的特化，拥有其特有的属性和行为。<text:tab/></text:p>
      <text:p text:style-name="P8"><text:s text:c="8"/>值对象：upUserId（与VerifiedUser.userId一致或关联），upUserName（用户名字），upUserRole（up主状态）</text:p>
      <text:p text:style-name="P8"><text:span text:style-name="T11">1.</text:span>行为：<text:span text:style-name="T11">1.editVideo（）</text:span>：编辑视频。</text:p>
      <text:p text:style-name="P8">2.manageCommit（）：编辑评论，可以删除评论。</text:p>
      <text:p text:style-name="P8">3.openVideoManagement（）：打开视频编辑功能。</text:p>
      <text:p text:style-name="P9"/>
      <text:h text:style-name="P6" text:outline-level="4"><text:bookmark-start text:name="__RefHeading___Toc5195_3983702387 副本 1"/>实体：FriendCircle（用户动态）<text:bookmark-end text:name="__RefHeading___Toc5195_3983702387 副本 1"/></text:h>
      <text:p text:style-name="P8">说明：代表用户发布的非视频类动态信息，是构建社区氛围、增强用户间连接的核心实体。类似于微博、朋友圈概念，用于分享图文、状态、转发视频等，形成用户的主页信息流。</text:p>
      <text:p text:style-name="P8">设计决策：将动态设计为独立的聚合根，而非User实体的直接属性。这是因为动态有自身的生命周期（发布、互动、删除）、复杂的可见性规则（公开、粉丝可见、仅自己可见）以及独立的互动数据（点赞、评论）。此设计遵循高内聚原则，将动态相关的业务逻辑封装在FriendCircle聚合内，避免User实体过度膨胀。</text:p>
      <text:p text:style-name="P8">值对象：postId（朋友圈id），content（内容），postTime（朋友圈创建时间）</text:p>
      <text:p text:style-name="P8">行为：<text:span text:style-name="T5">1.</text:span>checkFriendCricle（）：审核朋友圈</text:p>
      <text:p text:style-name="P8"><text:s text:c="2"/><text:span text:style-name="T5">2.getAllFriendCricleHistory（）：获取朋友圈历史</text:span></text:p>
      <text:p text:style-name="P9"/>
      <text:p text:style-name="P9"/>
      <text:h text:style-name="P6" text:outline-level="4"><text:bookmark-start text:name="__RefHeading___Toc100893_4279704645"/>实体：PrivateMessage（私信）<text:bookmark-end text:name="__RefHeading___Toc100893_4279704645"/></text:h>
      <text:p text:style-name="P8">说明：代表两个用户之间的私人一对一对话消息，是用户间直接沟通的载体。该实体管理一次私信会话中的多条消息。</text:p>
      <text:p text:style-name="P8">设计决策：将一次私信会话抽象为PrivateMessage实体，其内容包含按时间顺序排列的消息项。这种设计将会话作为一个整体管理，便于显示对话历史、管理会话状态（如已读/未读）。另一种设计是为每条消息创建一个实体，但当前设计更侧重于会话的管理。</text:p>
      <text:p text:style-name="P8">值对象：message（消息），content（内容），sendTime（发送时间）</text:p>
      <text:p text:style-name="P8">行为：<text:span text:style-name="T5">1.</text:span>savePrivateMessageHistory（）：保持私信历史记录</text:p>
      <text:p text:style-name="P8"><text:s text:c="12"/>2.getPrivateMessageHistory（）：获取私信历史记录</text:p>
      <text:p text:style-name="P8">3.getPrivateMessage（）：获取私信消息</text:p>
      <text:p text:style-name="P9"/>
      <text:h text:style-name="P6" text:outline-level="4"><text:bookmark-start text:name="__RefHeading___Toc100895_4279704645"/><text:soft-page-break/>实体：<text:span text:style-name="T12">alert</text:span><text:bookmark-end text:name="__RefHeading___Toc100895_4279704645"/></text:h>
      <text:p text:style-name="P8">值对象：<text:span text:style-name="T12">targetId（目标id），targetType（目标类型），operator（操作员），content（内容），resolved（是否解决），timestamp（时间戳）</text:span></text:p>
      <text:p text:style-name="P8">行为：getStatusInfo（）：获取当前系统状态信息</text:p>
      <text:p text:style-name="P9"/>
      <text:h text:style-name="P6" text:outline-level="4"><text:bookmark-start text:name="__RefHeading___Toc100897_4279704645"/>实体：sysadmin<text:bookmark-end text:name="__RefHeading___Toc100897_4279704645"/></text:h>
      <text:p text:style-name="P8">说明：系统管理员主要用于维持系统的正常运行</text:p>
      <text:p text:style-name="P8">值对象：sysadminId（管理员id），sysdaminpermissionlevel（权限级别）</text:p>
      <text:p text:style-name="P8">行为：<text:span text:style-name="T12">1.identitycVerification（）：身份验证</text:span></text:p>
      <text:p text:style-name="P8"><text:s text:c="12"/><text:span text:style-name="T12">2.permissionCheck（）：权限查询</text:span></text:p>
      <text:p text:style-name="P9"/>
      <text:h text:style-name="P6" text:outline-level="4"><text:bookmark-start text:name="__RefHeading___Toc100899_4279704645"/>实体：UpdateLog<text:bookmark-end text:name="__RefHeading___Toc100899_4279704645"/></text:h>
      <text:p text:style-name="P8">说明：记录每一次系统更新操作（包括部署、回滚）的详细审计信息。提供可追溯性，用于排查更新相关问题、分析更新频率和成功率。</text:p>
      <text:p text:style-name="P8">值对象：logId（日志唯一标识），updateTime（更新的数据），status（状态），detail（详细信息）</text:p>
      <text:p text:style-name="P8">行为：<text:span text:style-name="T13">1.getLog（）：获取更新情况</text:span></text:p>
      <text:p text:style-name="P8"><text:s text:c="12"/><text:span text:style-name="T13">2.recordLog（）：恢复更新</text:span></text:p>
      <text:p text:style-name="P9"/>
      <text:h text:style-name="P6" text:outline-level="4"><text:bookmark-start text:name="__RefHeading___Toc100899_4279704645 副本 1"/>实体：SystemBackup<text:bookmark-end text:name="__RefHeading___Toc100899_4279704645 副本 1"/></text:h>
      <text:p text:style-name="P8">说明：该实体主要用于备份系统信息，或者回溯</text:p>
      <text:p text:style-name="P8">值对象：backUpId（备份id），backupTime（备份时间），backSize（备份大小）<text:line-break/> <text:s text:c="7"/>行为：<text:span text:style-name="T13">1.createBackup（）：创建备份</text:span></text:p>
      <text:p text:style-name="P8"><text:s text:c="12"/><text:span text:style-name="T13">2.restoreBackup（）：恢复备份</text:span></text:p>
      <text:p text:style-name="P9"/>
      <text:h text:style-name="P6" text:outline-level="4"><text:bookmark-start text:name="__RefHeading___Toc100899_4279704645 副本 1 副本 1"/>实体：UpdatePackage<text:bookmark-end text:name="__RefHeading___Toc100899_4279704645 副本 1 副本 1"/></text:h>
      <text:p text:style-name="P8">说明：UpdatePackage主要用于更新该系统</text:p>
      <text:p text:style-name="P8">值对象：packageId（包id），version（版本），signature（签名）</text:p>
      <text:p text:style-name="P8">行为：verifySignature（）：验证签名</text:p>
      <text:p text:style-name="P38"/>
      <text:h text:style-name="P6" text:outline-level="4"><text:bookmark-start text:name="__RefHeading___Toc100901_4279704645"/>实体：PerformanceMetric<text:bookmark-end text:name="__RefHeading___Toc100901_4279704645"/></text:h>
      <text:p text:style-name="P8">说明：代表在特定时间点捕获的系统某一方面性能的量化测量值（如CPU使用率、内存占用、请求响应时间、并发用户数）。是监控系统健康状况和进行容量规划的基础。</text:p>
      <text:p text:style-name="P8">值对象：type（类型），timestamp（时间<text:span text:style-name="T12">戳），threshold（阀值）</text:span></text:p>
      <text:p text:style-name="P8">行为：<text:span text:style-name="T14">1.</text:span>getFormattedValue（）：获取当前系统指标</text:p>
      <text:p text:style-name="P8"><text:s text:c="12"/><text:span text:style-name="T14">2.isWithinThreshold（）：获取阀值</text:span></text:p>
      <text:p text:style-name="P8"><text:soft-page-break/><text:s text:c="11"/>3.changeThreshold（）：改变阀值</text:p>
      <text:p text:style-name="P9"/>
      <text:h text:style-name="P6" text:outline-level="4"><text:bookmark-start text:name="__RefHeading___Toc100903_4279704645"/>实体：ServerResource（服务器资源）<text:bookmark-end text:name="__RefHeading___Toc100903_4279704645"/></text:h>
      <text:p text:style-name="P8">说明：代表一台物理服务器、虚拟机或容器实例的资源配置与实时状态。是基础设施即代码（IaC）理念在领域模型中的体现，用于统一管理计算资源。</text:p>
      <text:p text:style-name="P8">值对象：resourceId（资源唯一标识，如IP或主机名）、resourceType（资源类型，如PHYSICAL/VM/DOCKER）、specification（资源配置，如CPU核心数、内存大小、磁盘空间）、status（当前状态）、ipAddress（IP地址）、location（物理位置或机房信息）。</text:p>
      <text:p text:style-name="P8">行为：allocate()：标记资源为已分配状态，通常在部署服务时调用。</text:p>
      <text:p text:style-name="P8"><text:s text:c="8"/>decommission()：标记资源为已下线或停用状态，并启动资源清理流程。</text:p>
      <text:p text:style-name="P9"/>
      <text:p text:style-name="P9"/>
      <text:h text:style-name="P6" text:outline-level="4"><text:bookmark-start text:name="__RefHeading___Toc5197_3983702387"/>领域服务<text:bookmark-end text:name="__RefHeading___Toc5197_3983702387"/></text:h>
      <text:p text:style-name="P8">说明：不属于任何一个实体，其操作是封装的，无状态的。</text:p>
      <text:p text:style-name="P8">UserAuthenticationService（用户认证服务）：封装复杂的用户登录认证逻辑，涉及密码验证、第三方令牌校验等。</text:p>
      <text:p text:style-name="P8">RecommendationService（推荐服务）：封装基于用户行为、视频内容、社交关系等生成个性化视频流的核心推荐算法。此逻辑涉及多个实体。</text:p>
      <text:p text:style-name="P8">SearchService（搜索服务）：封装复杂的搜索逻辑，如分词、权重计算等。</text:p>
      <text:p text:style-name="P9"/>
      <text:h text:style-name="P39" text:outline-level="3"><text:bookmark-start text:name="__RefHeading___Toc13502_441305376"/>数据访问层<text:bookmark-end text:name="__RefHeading___Toc13502_441305376"/></text:h>
      <text:p text:style-name="P8">职责：负责与数据进行通信，数据库操作，对象关系映射，数据映射，数据持久化</text:p>
      <text:h text:style-name="P40" text:outline-level="4"><text:bookmark-start text:name="__RefHeading___Toc13498_441305376 副本 1 副本 2"/>数据通信<text:bookmark-end text:name="__RefHeading___Toc13498_441305376 副本 1 副本 2"/></text:h>
      <text:p text:style-name="P41"><text:s text:c="8"/>1.将对象的数据放到数据库表中</text:p>
      <text:p text:style-name="P42">2.将数据库中的数据在对象之间传输使用，并同步更新数据到内存</text:p>
      <text:h text:style-name="P40" text:outline-level="4"><text:bookmark-start text:name="__RefHeading___Toc13498_441305376 副本 1"/>数据操作封装<text:bookmark-end text:name="__RefHeading___Toc13498_441305376 副本 1"/></text:h>
      <text:p text:style-name="P8"><text:span text:style-name="T15">1.简单封装</text:span>增删查改操作。</text:p>
      <text:p text:style-name="P43"><text:span text:style-name="T16">2</text:span>.封装复杂的查询，如弹幕列表，评论列表等</text:p>
      <text:h text:style-name="P6" text:outline-level="4"><text:bookmark-start text:name="__RefHeading___Toc13498_441305376 副本 1 副本 1"/>对象关系映射<text:bookmark-end text:name="__RefHeading___Toc13498_441305376 副本 1 副本 1"/></text:h>
      <text:p text:style-name="P8"><text:span text:style-name="T15">1.</text:span>将内存中的对象转换成表中对应的数据</text:p>
      <text:p text:style-name="P8"><text:span text:style-name="T15">2.</text:span>映射对象之间的关系到数据库表关联</text:p>
      <text:p text:style-name="P44">3.例子：将正式用户的一个具体对象转换成数据库正式用户表中的一个具体的表项;关注关系（多对多），用户发布视频的关系（一对多）</text:p>
      <text:h text:style-name="P6" text:outline-level="4"><text:bookmark-start text:name="__RefHeading___Toc5199_3983702387"/>数据映射<text:bookmark-end text:name="__RefHeading___Toc5199_3983702387"/></text:h>
      <text:p text:style-name="P8"><text:span text:style-name="T15">1.</text:span>将数据库表查询结果转换成具体对象。</text:p>
      <text:p text:style-name="P44">2.例子：正式用户的一个表项转换成一个具体的正式用户对象</text:p>
      <text:h text:style-name="P6" text:outline-level="4"><text:bookmark-start text:name="__RefHeading___Toc5201_3983702387"/><text:soft-page-break/>数据一致性<text:bookmark-end text:name="__RefHeading___Toc5201_3983702387"/></text:h>
      <text:p text:style-name="P8"><text:span text:style-name="T17">1.</text:span>并发控制，对数据冲突可采用饥饿锁</text:p>
      <text:p text:style-name="P8"><text:span text:style-name="T17">2.</text:span>采用事务管理确保数据操作的原子性、一致性。</text:p>
      <text:p text:style-name="P45"><text:span text:style-name="T17">3.例子：</text:span>用户投币时，确保硬币数量在并发情况下准确扣减；视频播放数，历史记录，三连数的并发更新;</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Tahoma" svg:font-family="Tahoma" style:font-family-generic="system" style:font-pitch="variable"/>
    <style:font-face style:name="华文黑体 - Kelvin" svg:font-family="'华文黑体 - Kelvin'" style:font-adornments="常规体" style:font-pitch="variable"/>
    <style:font-face style:name="宋体" svg:font-family="宋体"/>
    <style:font-face style:name="方正仿宋_GBK" svg:font-family="方正仿宋_GB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 style:font-family-asian="'华文黑体 - Kelvin'" style:font-style-name-asian="常规体" style:font-pitch-asian="variable" style:font-size-asian="16pt" style:font-weight-asian="normal" style:font-size-complex="115%" style:font-weight-complex="normal"/>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15:42:46.417437115</meta:creation-date>
    <dc:date>2026-01-05T15:53:59.493349319</dc:date>
    <meta:editing-duration>PT11M13S</meta:editing-duration>
    <meta:editing-cycles>2</meta:editing-cycles>
    <meta:generator>LibreOffice/25.8.1.1$Linux_X86_64 LibreOffice_project/580$Build-1</meta:generator>
    <meta:document-statistic meta:table-count="0" meta:image-count="0" meta:object-count="0" meta:page-count="10" meta:paragraph-count="245" meta:word-count="5382" meta:character-count="9266" meta:non-whitespace-character-count="8903"/>
  </office:meta>
</office:document-meta>
</file>